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0ec1" officeooo:paragraph-rsid="00070e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ed-Jumper est un jeu de plateforme 2D contenant plusieurs niveau de difficulté. Le joueur peut choisir de jouer normalement , en mode difficile avec la vitesse du jeu qui accélère au fur et à mesure du temps ou en mode ombre avec une ombre de votre personnage vous pourchassant en faisant exactement les mêmes actions que le joueur avec un décalage de quelques secondes.</text:p>
      <text:p text:style-name="P1">Pour plus de difficulté et <text:s/>de challenge, il est possible de cumuler ces difficultés et avoir un niveau unique et bien plus difficile que celui de base. </text:p>
      <text:p text:style-name="P1">Des ennemis se déplaçant avec un paterne prédéfinis seront présent afin de ralentir l’avancement du Joueur. Plusieurs autre pièges seront disponible dans les niveaux afin de rajouter une certaine vue du gameplay de chaque niveau.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3T08:16:25.952406752</meta:creation-date>
    <dc:date>2021-12-03T08:23:57.688664948</dc:date>
    <meta:editing-duration>PT7M32S</meta:editing-duration>
    <meta:editing-cycles>2</meta:editing-cycles>
    <meta:generator>LibreOffice/7.1.7.2$Linux_X86_64 LibreOffice_project/10$Build-2</meta:generator>
    <meta:document-statistic meta:table-count="0" meta:image-count="0" meta:object-count="0" meta:page-count="1" meta:paragraph-count="3" meta:word-count="126" meta:character-count="756" meta:non-whitespace-character-count="630"/>
  </office:meta>
</office:document-meta>
</file>